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4.997cm"/>
    </style:style>
    <style:style style:name="Tabla1.B" style:family="table-column">
      <style:table-column-properties style:column-width="12.592cm"/>
    </style:style>
    <style:style style:name="Tabla1.1" style:family="table-row">
      <style:table-row-properties fo:background-color="#ffffff">
        <style:background-image/>
      </style:table-row-properties>
    </style:style>
    <style:style style:name="Tabla1.A1" style:family="table-cell">
      <style:table-cell-properties style:vertical-align="middle" fo:padding-left="0.344cm" fo:padding-right="0.344cm" fo:padding-top="0.159cm" fo:padding-bottom="0.159cm" fo:border="0.05pt solid #dfe2e5"/>
    </style:style>
    <style:style style:name="Tabla1.3" style:family="table-row">
      <style:table-row-properties fo:background-color="#f6f8fa">
        <style:background-image/>
      </style:table-row-properties>
    </style:style>
    <style:style style:name="Tabla2" style:family="table">
      <style:table-properties style:width="17.59cm" table:align="left"/>
    </style:style>
    <style:style style:name="Tabla2.A" style:family="table-column">
      <style:table-column-properties style:column-width="1.801cm"/>
    </style:style>
    <style:style style:name="Tabla2.B" style:family="table-column">
      <style:table-column-properties style:column-width="15.789cm"/>
    </style:style>
    <style:style style:name="Tabla2.1" style:family="table-row">
      <style:table-row-properties fo:background-color="#ffffff">
        <style:background-image/>
      </style:table-row-properties>
    </style:style>
    <style:style style:name="Tabla2.A1" style:family="table-cell">
      <style:table-cell-properties style:vertical-align="middle" fo:padding-left="0.344cm" fo:padding-right="0.344cm" fo:padding-top="0.159cm" fo:padding-bottom="0.159cm" fo:border="0.05pt solid #dfe2e5"/>
    </style:style>
    <style:style style:name="Tabla2.3" style:family="table-row">
      <style:table-row-properties fo:background-color="#f6f8fa">
        <style:background-image/>
      </style:table-row-properties>
    </style:style>
    <style:style style:name="P1" style:family="paragraph" style:parent-style-name="Text_20_body">
      <style:text-properties fo:font-variant="normal" fo:text-transform="none" fo:color="#24292e" style:font-name="apple-system" fo:letter-spacing="normal" fo:font-style="normal" fo:font-weight="bold" officeooo:rsid="0005f3b3" officeooo:paragraph-rsid="0005f3b3"/>
    </style:style>
    <style:style style:name="P2" style:family="paragraph" style:parent-style-name="Text_20_body">
      <style:text-properties fo:font-variant="normal" fo:text-transform="none" fo:color="#24292e" style:font-name="apple-system" fo:letter-spacing="normal" fo:font-style="normal" fo:font-weight="bold" officeooo:paragraph-rsid="0005f3b3"/>
    </style:style>
    <style:style style:name="P3" style:family="paragraph" style:parent-style-name="Text_20_body">
      <style:paragraph-properties fo:margin-left="0cm" fo:margin-right="0cm" fo:margin-top="0cm" fo:margin-bottom="0.423cm" style:contextual-spacing="false" fo:orphans="2" fo:widows="2" fo:text-indent="0cm" style:auto-text-indent="false"/>
    </style:style>
    <style:style style:name="P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style>
    <style:style style:name="P6" style:family="paragraph" style:parent-style-name="Text_20_body">
      <style:paragraph-properties fo:margin-left="0cm" fo:margin-right="0cm" fo:margin-top="0cm" fo:margin-bottom="0cm" style:contextual-spacing="false" fo:line-height="125%" fo:orphans="2" fo:widows="2" fo:text-indent="0cm" style:auto-text-indent="false"/>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officeooo:paragraph-rsid="00119f30"/>
    </style:style>
    <style:style style:name="P9" style:family="paragraph" style:parent-style-name="Text_20_body">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0" style:family="paragraph" style:parent-style-name="Text_20_body">
      <style:paragraph-properties fo:margin-left="0cm" fo:margin-right="0cm" fo:margin-top="0.635cm" fo:margin-bottom="0.423cm" style: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11" style:family="paragraph" style:parent-style-name="Text_20_body">
      <style:paragraph-properties fo:margin-left="0cm" fo:margin-right="0cm" fo:margin-top="0.635cm" fo:margin-bottom="0cm" style:contextual-spacing="false" fo:line-height="125%" fo:orphans="2" fo:widows="2" fo:text-indent="0cm" style:auto-text-indent="false"/>
    </style:style>
    <style:style style:name="P12" style:family="paragraph" style:parent-style-name="Text_20_body" style:list-style-name="L1">
      <style:paragraph-properties fo:margin-top="0cm" fo:margin-bottom="0.423cm" style:contextual-spacing="false" fo:orphans="2" fo:widows="2"/>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2">
      <style:paragraph-properties fo:margin-top="0cm" fo:margin-bottom="0.423cm" style:contextual-spacing="false" fo:orphans="2" fo:widows="2"/>
      <style:text-properties fo:font-variant="normal" fo:text-transform="none" fo:color="#24292e" style:font-name="apple-system" fo:font-size="12pt" fo:letter-spacing="normal" fo:font-style="normal" fo:font-weight="normal"/>
    </style:style>
    <style:style style:name="P14" style:family="paragraph" style:parent-style-name="Text_20_body">
      <style:paragraph-properties fo:margin-top="0cm" fo:margin-bottom="0.423cm" style:contextual-spacing="false" fo:orphans="2" fo:widows="2"/>
      <style:text-properties fo:font-variant="normal" fo:text-transform="none" fo:color="#24292e" style:font-name="apple-system" fo:font-size="12pt" fo:letter-spacing="normal" fo:font-style="normal" fo:font-weight="normal" officeooo:paragraph-rsid="0012e209"/>
    </style:style>
    <style:style style:name="P15"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6"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17" style:family="paragraph" style:parent-style-name="Quotations">
      <style:paragraph-properties fo:margin-left="1cm" fo:margin-right="1cm" fo:margin-top="0cm" fo:margin-bottom="0cm" style:contextual-spacing="false" fo:text-align="justify" style:justify-single-word="false" fo:orphans="2" fo:widows="2" fo:text-indent="0cm" style:auto-text-indent="false" fo:padding-left="0.049cm" fo:padding-right="0cm" fo:padding-top="0cm" fo:padding-bottom="0cm" fo:border-left="0.51pt solid #dfe2e5" fo:border-right="none" fo:border-top="none" fo:border-bottom="none"/>
      <style:text-properties officeooo:paragraph-rsid="00119f30"/>
    </style:style>
    <style:style style:name="P18" style:family="paragraph" style:parent-style-name="Heading_20_1">
      <style:text-properties fo:font-variant="normal" fo:text-transform="none" fo:color="#24292e" style:font-name="apple-system" fo:letter-spacing="normal" fo:font-style="normal" fo:font-weight="bold" officeooo:paragraph-rsid="0005f3b3"/>
    </style:style>
    <style:style style:name="P19" style:family="paragraph" style:parent-style-name="Heading_20_1">
      <style:text-properties fo:font-variant="normal" fo:text-transform="none" fo:color="#24292e" style:font-name="apple-system" fo:letter-spacing="normal" fo:font-style="normal" fo:font-weight="bold" officeooo:rsid="0005f3b3" officeooo:paragraph-rsid="0005f3b3"/>
    </style:style>
    <style:style style:name="P20" style:family="paragraph" style:parent-style-name="Preformatted_20_Text">
      <style:paragraph-properties fo:margin-left="0cm" fo:margin-right="0cm" fo:margin-top="0cm" fo:margin-bottom="0cm" style:contextual-spacing="false" fo:line-height="145%" fo:orphans="2" fo:widows="2" fo:text-indent="0cm" style:auto-text-indent="false" fo:background-color="#f6f8fa" fo:padding="0cm" fo:border="none">
        <style:background-image/>
      </style:paragraph-properties>
      <style:text-properties fo:font-variant="normal" fo:text-transform="none" fo:color="#24292e" style:font-name="SFMono-Regular" fo:font-size="9.75pt" fo:letter-spacing="normal" fo:font-style="normal" fo:font-weight="normal"/>
    </style:style>
    <style:style style:name="P21" style:family="paragraph" style:parent-style-name="Preformatted_20_Text">
      <style:paragraph-properties fo:margin-left="0cm" fo:margin-right="0cm" fo:margin-top="0cm" fo:margin-bottom="0cm" style:contextual-spacing="false" fo:line-height="145%" fo:orphans="2" fo:widows="2" fo:text-indent="0cm" style:auto-text-indent="false" fo:background-color="#f6f8fa" fo:padding="0cm" fo:border="none">
        <style:background-image/>
      </style:paragraph-properties>
      <style:text-properties fo:font-variant="normal" fo:text-transform="none" fo:color="#6a737d" style:font-name="SFMono-Regular" fo:font-size="9.75pt" fo:letter-spacing="normal" fo:font-style="normal" fo:font-weight="normal"/>
    </style:style>
    <style:style style:name="P22" style:family="paragraph" style:parent-style-name="Preformatted_20_Text">
      <style:paragraph-properties fo:margin-left="0cm" fo:margin-right="0cm" fo:margin-top="0cm" fo:margin-bottom="0cm" style:contextual-spacing="false" fo:line-height="145%" fo:orphans="2" fo:widows="2" fo:text-indent="0cm" style:auto-text-indent="false" fo:background-color="#f6f8fa" fo:padding="0cm" fo:border="none">
        <style:background-image/>
      </style:paragraph-properties>
    </style:style>
    <style:style style:name="P23" style:family="paragraph" style:parent-style-name="Preformatted_20_Text">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24292e" style:font-name="SFMono-Regular" fo:font-size="9.75pt" fo:letter-spacing="normal" fo:font-style="normal" fo:font-weight="normal"/>
    </style:style>
    <style:style style:name="P24" style:family="paragraph" style:parent-style-name="Preformatted_20_Text">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24292e" fo:letter-spacing="normal"/>
    </style:style>
    <style:style style:name="P25" style:family="paragraph" style:parent-style-name="Preformatted_20_Text">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6a737d" style:font-name="SFMono-Regular" fo:font-size="9.75pt" fo:letter-spacing="normal" fo:font-style="normal" fo:font-weight="normal"/>
    </style:style>
    <style:style style:name="P26" style:family="paragraph" style:parent-style-name="Preformatted_20_Text">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032f62" fo:letter-spacing="normal"/>
    </style:style>
    <style:style style:name="P27" style:family="paragraph" style:parent-style-name="Preformatted_20_Text">
      <style:paragraph-properties fo:margin-top="0cm" fo:margin-bottom="0cm" style:contextual-spacing="false" fo:line-height="145%" fo:orphans="2" fo:widows="2" fo:background-color="#f6f8fa" fo:padding="0cm" fo:border="none">
        <style:background-image/>
      </style:paragraph-properties>
    </style:style>
    <style:style style:name="P28"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29" style:family="paragraph" style:parent-style-name="Heading_20_3">
      <style:paragraph-properties fo:margin-left="0cm" fo:margin-right="0cm" fo:margin-top="0cm" fo:margin-bottom="0cm" style:contextual-spacing="false" fo:line-height="125%" fo:orphans="2" fo:widows="2" fo:text-indent="0cm" style:auto-text-indent="false"/>
    </style:style>
    <style:style style:name="P30"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24292e" style:font-name="apple-system" fo:letter-spacing="normal" fo:font-style="normal" fo:font-weight="bold"/>
    </style:style>
    <style:style style:name="P31"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24292e" style:font-name="apple-system" fo:letter-spacing="normal" fo:font-style="normal" fo:font-weight="bold" officeooo:paragraph-rsid="001378ae"/>
    </style:style>
    <style:style style:name="P32" style:family="paragraph" style:parent-style-name="Heading_20_3">
      <style:paragraph-properties fo:margin-left="0cm" fo:margin-right="0cm" fo:margin-top="0.635cm" fo:margin-bottom="0cm" style:contextual-spacing="false" fo:line-height="125%" fo:orphans="2" fo:widows="2" fo:text-indent="0cm" style:auto-text-indent="false"/>
    </style:style>
    <style:style style:name="P33" style:family="paragraph" style:parent-style-name="Table_20_Heading">
      <style:text-properties fo:font-weight="bold"/>
    </style:style>
    <style:style style:name="P34" style:family="paragraph" style:parent-style-name="Table_20_Heading">
      <style:text-properties fo:font-size="2pt" style:font-size-asian="2pt" style:font-size-complex="2pt"/>
    </style:style>
    <style:style style:name="P35" style:family="paragraph" style:parent-style-name="Table_20_Contents">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style:style>
    <style:style style:name="P36" style:family="paragraph" style:parent-style-name="Table_20_Contents">
      <style:paragraph-properties fo:margin-left="0cm" fo:margin-right="0cm" fo:orphans="2" fo:widows="2" fo:text-indent="0cm" style:auto-text-indent="false"/>
    </style:style>
    <style:style style:name="P37" style:family="paragraph" style:parent-style-name="Table_20_Contents">
      <style:paragraph-properties fo:margin-left="0cm" fo:margin-right="0cm" fo:margin-top="0cm" fo:margin-bottom="0cm" style:contextual-spacing="false" fo:text-indent="0cm" style:auto-text-indent="false"/>
    </style:style>
    <style:style style:name="T1" style:family="text">
      <style:text-properties style:font-name="SFMono-Regular" fo:font-size="9.75pt" fo:font-style="normal" fo:font-weight="normal"/>
    </style:style>
    <style:style style:name="T2" style:family="text">
      <style:text-properties style:font-name="SFMono-Regular" fo:font-size="9.75pt" fo:padding="0cm" fo:border="none"/>
    </style:style>
    <style:style style:name="T3" style:family="text">
      <style:text-properties style:font-name="SFMono-Regular" fo:font-size="9.75pt" fo:font-weight="normal" fo:padding="0cm" fo:border="none"/>
    </style:style>
    <style:style style:name="T4" style:family="text">
      <style:text-properties fo:font-size="12pt" fo:font-weight="normal"/>
    </style:style>
    <style:style style:name="T5" style:family="text">
      <style:text-properties fo:font-variant="normal" fo:text-transform="none" fo:color="#6a737d" style:font-name="apple-system" fo:font-size="12pt" fo:letter-spacing="normal" fo:font-style="normal" fo:font-weight="normal"/>
    </style:style>
    <style:style style:name="T6" style:family="text">
      <style:text-properties fo:font-variant="normal" fo:text-transform="none" fo:color="#6a737d" style:font-name="apple-system" fo:font-size="12pt" fo:letter-spacing="normal" fo:font-style="normal" fo:font-weight="normal" officeooo:rsid="00119f30"/>
    </style:style>
    <style:style style:name="T7" style:family="text">
      <style:text-properties fo:font-variant="normal" fo:text-transform="none" fo:color="#6a737d" style:font-name="SFMono-Regular" fo:font-size="9.75pt" fo:letter-spacing="normal" fo:font-style="normal" fo:font-weight="normal" fo:padding="0cm" fo:border="none"/>
    </style:style>
    <style:style style:name="T8" style:family="text">
      <style:text-properties fo:font-variant="normal" fo:text-transform="none" fo:color="#24292e" style:font-name="apple-system" fo:font-size="12pt" fo:letter-spacing="normal" fo:font-style="normal" fo:font-weight="bold"/>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24292e" style:font-name="apple-system" fo:font-size="12pt" fo:letter-spacing="normal" fo:font-style="normal" fo:font-weight="normal" officeooo:rsid="00119f30"/>
    </style:style>
    <style:style style:name="T11" style:family="text">
      <style:text-properties fo:font-variant="normal" fo:text-transform="none" fo:color="#24292e" style:font-name="apple-system" fo:font-size="12pt" fo:letter-spacing="normal" fo:font-style="normal" fo:font-weight="normal" officeooo:rsid="0012a43d"/>
    </style:style>
    <style:style style:name="T12" style:family="text">
      <style:text-properties fo:font-variant="normal" fo:text-transform="none" fo:color="#24292e" style:font-name="apple-system" fo:letter-spacing="normal" fo:font-style="normal" fo:font-weight="bold"/>
    </style:style>
    <style:style style:name="T13" style:family="text">
      <style:text-properties fo:font-variant="normal" fo:text-transform="none" fo:color="#24292e" style:font-name="apple-system" fo:letter-spacing="normal" fo:font-style="normal" fo:font-weight="bold" officeooo:rsid="0012e209"/>
    </style:style>
    <style:style style:name="T14" style:family="text">
      <style:text-properties fo:font-variant="normal" fo:text-transform="none" fo:color="#24292e" style:font-name="apple-system" fo:font-size="18pt" fo:letter-spacing="normal" fo:font-style="normal" fo:font-weight="bold"/>
    </style:style>
    <style:style style:name="T15" style:family="text">
      <style:text-properties fo:font-variant="normal" fo:text-transform="none" fo:color="#24292e" style:font-name="SFMono-Regular" fo:font-size="9.75pt" fo:letter-spacing="normal" fo:font-style="normal" fo:font-weight="normal"/>
    </style:style>
    <style:style style:name="T16" style:family="text">
      <style:text-properties fo:font-variant="normal" fo:text-transform="none" fo:color="#24292e" style:font-name="SFMono-Regular" fo:font-size="9.75pt" fo:letter-spacing="normal" fo:font-style="normal" fo:font-weight="normal" fo:padding="0cm" fo:border="none"/>
    </style:style>
    <style:style style:name="T17" style:family="text">
      <style:text-properties fo:font-variant="normal" fo:text-transform="none" fo:color="#24292e" style:font-name="SFMono-Regular" fo:font-size="9.75pt" fo:letter-spacing="normal" fo:font-style="normal" fo:font-weight="normal" officeooo:rsid="0012a43d" fo:padding="0cm" fo:border="none"/>
    </style:style>
    <style:style style:name="T18" style:family="text">
      <style:text-properties fo:font-variant="normal" fo:text-transform="none" fo:color="#24292e" style:font-name="SFMono-Regular" fo:font-size="9.75pt" fo:letter-spacing="normal" fo:font-style="normal" fo:font-weight="bold" style:font-weight-asian="bold" style:font-weight-complex="bold" fo:padding="0cm" fo:border="none"/>
    </style:style>
    <style:style style:name="T19" style:family="text">
      <style:text-properties fo:font-variant="normal" fo:text-transform="none" fo:color="#24292e" style:font-name="SFMono-Regular" fo:letter-spacing="normal" fo:font-style="normal" fo:font-weight="bold" fo:padding="0cm" fo:border="none"/>
    </style:style>
    <style:style style:name="T20" style:family="text">
      <style:text-properties fo:font-variant="normal" fo:text-transform="none" fo:color="#0366d6" style:text-line-through-style="none" style:text-line-through-type="none" style:font-name="apple-system" fo:letter-spacing="normal" fo:font-style="normal" style:text-underline-style="none" fo:font-weight="bold" style:text-blinking="false" fo:background-color="transparent" loext:char-shading-value="0"/>
    </style:style>
    <style:style style:name="T21" style:family="text">
      <style:text-properties fo:font-variant="normal" fo:text-transform="none" fo:color="#d73a49" style:font-name="SFMono-Regular" fo:font-size="9.75pt" fo:letter-spacing="normal" fo:font-style="normal" fo:font-weight="normal"/>
    </style:style>
    <style:style style:name="T22" style:family="text">
      <style:text-properties fo:font-variant="normal" fo:text-transform="none" fo:color="#032f62" style:font-name="SFMono-Regular" fo:font-size="9.75pt" fo:letter-spacing="normal" fo:font-style="normal" fo:font-weight="normal"/>
    </style:style>
    <style:style style:name="T23" style:family="text">
      <style:text-properties fo:color="#d73a49"/>
    </style:style>
    <style:style style:name="T24" style:family="text">
      <style:text-properties fo:color="#d73a49" style:font-name="SFMono-Regular" fo:font-size="9.75pt" fo:font-style="normal" fo:font-weight="normal"/>
    </style:style>
    <style:style style:name="T25" style:family="text">
      <style:text-properties fo:color="#032f62"/>
    </style:style>
    <style:style style:name="T26" style:family="text">
      <style:text-properties fo:color="#032f62" style:font-name="SFMono-Regular" fo:font-size="9.75pt" fo:font-style="normal" fo:font-weight="normal"/>
    </style:style>
    <style:style style:name="T27" style:family="text">
      <style:text-properties fo:color="#6f42c1"/>
    </style:style>
    <style:style style:name="T28" style:family="text">
      <style:text-properties fo:color="#6f42c1" style:font-name="SFMono-Regular" fo:font-size="9.75pt" fo:font-style="normal" fo:font-weight="normal"/>
    </style:style>
    <style:style style:name="T29" style:family="text">
      <style:text-properties fo:color="#e36209" style:font-name="SFMono-Regular" fo:font-size="9.75pt" fo:font-style="normal" fo:font-weight="normal"/>
    </style:style>
    <style:style style:name="T30" style:family="text">
      <style:text-properties fo:color="#005cc5"/>
    </style:style>
    <style:style style:name="T31" style:family="text">
      <style:text-properties fo:color="#005cc5" style:font-name="SFMono-Regular" fo:font-size="9.75pt" fo:font-style="normal" fo:font-weight="normal"/>
    </style:style>
    <style:style style:name="T32" style:family="text">
      <style:text-properties officeooo:rsid="0012e209"/>
    </style:style>
    <style:style style:name="T33" style:family="text">
      <style:text-properties officeooo:rsid="001378a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a xlink:type="simple" xlink:href="https://github.com/angular/angularfire2/blob/master/docs/3-retrieving-data-as-lists.md">https://github.com/angular/angularfire2/blob/master/docs/3-retrieving-data-as-lists.md</text:a></text:h>
      <text:p text:style-name="P1"/>
      <text:h text:style-name="P18" text:outline-level="1">3. Recuperación de datos como listas</text:h>
      <text:p text:style-name="P2"/>
      <text:p text:style-name="P17"><text:span text:style-name="T5">AngularFire2 sincroniza los datos como listas utilizando </text:span><text:span text:style-name="T6">el </text:span><text:span text:style-name="T5"> </text:span><text:span text:style-name="Source_20_Text"><text:span text:style-name="T7">FirebaseListObservable</text:span></text:span><text:span text:style-name="T5">. El </text:span><text:span text:style-name="Source_20_Text"><text:span text:style-name="T7">FirebaseListObservable </text:span></text:span><text:span text:style-name="T5">no se crea por sí mismo, sino a través del servicio </text:span><text:span text:style-name="Source_20_Text"><text:span text:style-name="T7">AngularFireDatabase</text:span></text:span><text:span text:style-name="T5">. La siguiente guía muestra cómo recuperar, guardar y </text:span><text:span text:style-name="T6">remover</text:span><text:span text:style-name="T5"> datos como listas.</text:span></text:p>
      <text:h text:style-name="P15" text:outline-level="2">Inyección del servicio AngularFireDatabase</text:h>
      <text:p text:style-name="P3"><text:span text:style-name="Strong_20_Emphasis"><text:span text:style-name="T8">Asegúrese de haber iniciado su aplicación para AngularFire2. Consulte la Guía de instalación para la configuración de arranque.</text:span></text:span></text:p>
      <text:p text:style-name="P8"><text:span text:style-name="T9">AngularFireDatabase es un servicio que se puede inyectar a través del constructor de su componente o </text:span><text:span text:style-name="T10">con el servicio Angular </text:span><text:span text:style-name="Source_20_Text"><text:span text:style-name="T16">@Injectable()</text:span></text:span><text:span text:style-name="T9"> . En el paso anterior, modificamos el </text:span><text:span text:style-name="Source_20_Text"><text:span text:style-name="T18">/src/app/app.component.ts </text:span></text:span><text:span text:style-name="T9">para recuperar datos como objeto. En este paso, comencemos con una pizarra limpia.</text:span></text:p>
      <text:p text:style-name="P7"><text:span text:style-name="T9">Reemplace el </text:span><text:span text:style-name="Source_20_Text"><text:span text:style-name="T18">/src/app/app.component.ts</text:span></text:span><text:span text:style-name="Source_20_Text"><text:span text:style-name="T16"> </text:span></text:span><text:span text:style-name="Source_20_Text"><text:span text:style-name="T17">del </text:span></text:span><text:span text:style-name="T9">paso anterior para que </text:span><text:span text:style-name="T11">a</text:span><text:span text:style-name="T9">parezca a continuación.</text:span></text:p>
      <text:p text:style-name="P22"><text:span text:style-name="T21">import</text:span><text:span text:style-name="T15"> { Component } </text:span><text:span text:style-name="T21">from</text:span><text:span text:style-name="T15"> </text:span><text:span text:style-name="T22">'@angular/core'</text:span><text:span text:style-name="T15">;</text:span></text:p>
      <text:p text:style-name="P23"><text:span text:style-name="T23">import</text:span> { AngularFireDatabase } <text:span text:style-name="T23">from</text:span> <text:span text:style-name="T25">'angularfire2/database'</text:span>;</text:p>
      <text:p text:style-name="P27"/>
      <text:p text:style-name="P23">@<text:span text:style-name="T27">Component</text:span>({</text:p>
      <text:p text:style-name="P24"><text:s text:c="2"/><text:span text:style-name="T1">selector: </text:span><text:span text:style-name="T26">'app-root'</text:span><text:span text:style-name="T1">,</text:span></text:p>
      <text:p text:style-name="P24"><text:s text:c="2"/><text:span text:style-name="T1">templateUrl: </text:span><text:span text:style-name="T26">'app.component.html'</text:span><text:span text:style-name="T1">,</text:span></text:p>
      <text:p text:style-name="P24"><text:s text:c="2"/><text:span text:style-name="T1">styleUrls: [</text:span><text:span text:style-name="T26">'app.component.css'</text:span><text:span text:style-name="T1">]</text:span></text:p>
      <text:p text:style-name="P23">})</text:p>
      <text:p text:style-name="P23"><text:span text:style-name="T23">export</text:span> <text:span text:style-name="T23">class</text:span> <text:span text:style-name="T27">AppComponent</text:span> {</text:p>
      <text:p text:style-name="P24"><text:s text:c="2"/><text:span text:style-name="T24">constructor</text:span><text:span text:style-name="T1">(</text:span><text:span text:style-name="T29">db</text:span><text:span text:style-name="T24">:</text:span><text:span text:style-name="T1"> </text:span><text:span text:style-name="T28">AngularFireDatabase</text:span><text:span text:style-name="T1">) {</text:span></text:p>
      <text:p text:style-name="P24"><text:s text:c="4"/></text:p>
      <text:p text:style-name="P24"><text:soft-page-break/><text:s text:c="2"/><text:span text:style-name="T1">}</text:span></text:p>
      <text:p text:style-name="P23">}</text:p>
      <text:p text:style-name="P7">En esta sección, vamos a modificar los <text:span text:style-name="Source_20_Text"><text:span text:style-name="T2">/src/app/app.component.ts</text:span></text:span>  para recuperar datos como lista, pero antes de eso vamos a buscar <text:span text:style-name="T32">la </text:span>forma de cómo vincular a una lista.</text:p>
      <text:h text:style-name="P16" text:outline-level="2"><text:span text:style-name="T12">Crear una vinculación de lista</text:span><text:span text:style-name="T13">(list binding)</text:span></text:h>
      <text:p text:style-name="P14">Los datos se recuperan a través del servicio <text:span text:style-name="Source_20_Text"><text:span text:style-name="T2">AngularFireDatabase</text:span></text:span>.</text:p>
      <text:p text:style-name="P4">Hay tres formas de crear una vinculación de lista:</text:p>
      <text:list xml:id="list5127541233209068870" text:style-name="L2">
        <text:list-item>
          <text:p text:style-name="P13">URL relativa</text:p>
        </text:list-item>
        <text:list-item>
          <text:p text:style-name="P13">URL absoluta</text:p>
        </text:list-item>
        <text:list-item>
          <text:p text:style-name="P13"><text:span text:style-name="T32">Query(</text:span>Consulta<text:span text:style-name="T32">)</text:span></text:p>
        </text:list-item>
      </text:list>
      <text:p text:style-name="P21">// relative URL, uses the database url provided in bootstrap</text:p>
      <text:p text:style-name="P23"><text:span text:style-name="T23">const</text:span> relative <text:span text:style-name="T23">=</text:span> db.<text:span text:style-name="T27">list</text:span>(<text:span text:style-name="T25">'/items'</text:span>);</text:p>
      <text:p text:style-name="P25">// absolute URL</text:p>
      <text:p text:style-name="P23"><text:span text:style-name="T23">const</text:span> absolute <text:span text:style-name="T23">=</text:span> db.<text:span text:style-name="T27">list</text:span>(<text:span text:style-name="T25">'https://&lt;your-app&gt;.firebaseio.com/items'</text:span>);</text:p>
      <text:p text:style-name="P25">// query </text:p>
      <text:p text:style-name="P23"><text:span text:style-name="T23">const</text:span> queryList <text:span text:style-name="T23">=</text:span> db.<text:span text:style-name="T27">list</text:span>(<text:span text:style-name="T25">'/items'</text:span>, {</text:p>
      <text:p text:style-name="P24"><text:s text:c="2"/><text:span text:style-name="T1">query: {</text:span></text:p>
      <text:p text:style-name="P24"><text:s text:c="4"/><text:span text:style-name="T1">limitToLast: </text:span><text:span text:style-name="T31">10</text:span><text:span text:style-name="T1">,</text:span></text:p>
      <text:p text:style-name="P24"><text:s text:c="4"/><text:span text:style-name="T1">orderByKey: </text:span><text:span text:style-name="T31">true</text:span></text:p>
      <text:p text:style-name="P24"><text:s text:c="2"/><text:span text:style-name="T1">}</text:span></text:p>
      <text:p text:style-name="P23">});</text:p>
      <text:h text:style-name="P28" text:outline-level="3"><text:bookmark text:name="user-content-retrieve-data"/>Retrieve data</text:h>
      <text:p text:style-name="P5"><text:span text:style-name="T9">To get the list in realtime, create a list binding as a property of your component or service. Then in your template, you can use the </text:span><text:span text:style-name="Source_20_Text"><text:span text:style-name="T16">async</text:span></text:span><text:span text:style-name="T9"> pipe to unwrap the binding.</text:span></text:p>
      <text:p text:style-name="P5"><text:span text:style-name="T9">Update </text:span><text:span text:style-name="Source_20_Text"><text:span text:style-name="T16">/src/app/app.component.ts</text:span></text:span><text:span text:style-name="T9"> to import </text:span><text:span text:style-name="Source_20_Text"><text:span text:style-name="T16">FirebaseListObservable</text:span></text:span><text:span text:style-name="T9"> from angularfire2 and iterate thru the list once data is retrieved. Also note the change in attribute </text:span><text:span text:style-name="Source_20_Text"><text:span text:style-name="T16">templateUrl</text:span></text:span><text:span text:style-name="T9"> to inline </text:span><text:span text:style-name="Source_20_Text"><text:span text:style-name="T16">template</text:span></text:span><text:span text:style-name="T9"> below.</text:span></text:p>
      <text:p text:style-name="P5"/>
      <text:h text:style-name="P31" text:outline-level="3">Recuperar datos<text:span text:style-name="T33">(Retrieve data)</text:span></text:h>
      <text:p text:style-name="P7"><text:span text:style-name="T9">Para obtener la lista en tiempo real, cree una vinculación de lista como una propiedad de su componente o servicio. A continuación, en su plantilla, puede utilizar el </text:span><text:span text:style-name="Source_20_Text"><text:span text:style-name="T16">async</text:span></text:span><text:span text:style-name="T9">tubo para desenrollar el enlace.</text:span></text:p>
      <text:p text:style-name="P5"><text:soft-page-break/><text:span text:style-name="T9">Actualizar </text:span><text:span text:style-name="Source_20_Text"><text:span text:style-name="T16">/src/app/app.component.ts</text:span></text:span><text:span text:style-name="T9">para importar </text:span><text:span text:style-name="Source_20_Text"><text:span text:style-name="T16">FirebaseListObservable</text:span></text:span><text:span text:style-name="T9">desde angularfire2 e iterar a través de la lista una vez que se recuperan los datos. Observe también el cambio en el atributo </text:span><text:span text:style-name="Source_20_Text"><text:span text:style-name="T16">templateUrl</text:span></text:span><text:span text:style-name="T9">en línea </text:span><text:span text:style-name="Source_20_Text"><text:span text:style-name="T16">template</text:span></text:span><text:span text:style-name="T9">abajo.</text:span></text:p>
      <text:p text:style-name="P4"/>
      <text:p text:style-name="P5"><text:span text:style-name="T9"/></text:p>
      <text:p text:style-name="P20"><text:span text:style-name="T23">import</text:span> { Component } <text:span text:style-name="T23">from</text:span> <text:span text:style-name="T25">'@angular/core'</text:span>;</text:p>
      <text:p text:style-name="P23"><text:span text:style-name="T23">import</text:span> { AngularFireDatabase, FirebaseListObservable } <text:span text:style-name="T23">from</text:span> <text:span text:style-name="T25">'angularfire2/database'</text:span>;</text:p>
      <text:p text:style-name="P27"/>
      <text:p text:style-name="P23">@<text:span text:style-name="T27">Component</text:span>({</text:p>
      <text:p text:style-name="P24"><text:s text:c="2"/><text:span text:style-name="T1">selector: </text:span><text:span text:style-name="T26">'app-root'</text:span><text:span text:style-name="T1">,</text:span></text:p>
      <text:p text:style-name="P24"><text:s text:c="2"/><text:span text:style-name="T1">template: </text:span><text:span text:style-name="T26">`</text:span></text:p>
      <text:p text:style-name="P26"><text:s text:c="2"/><text:span text:style-name="T1">&lt;ul&gt;</text:span></text:p>
      <text:p text:style-name="P26"><text:s text:c="4"/><text:span text:style-name="T1">&lt;li *ngFor="let item of items | async"&gt;</text:span></text:p>
      <text:p text:style-name="P26"><text:s text:c="7"/><text:span text:style-name="T1">{{ item | json }}</text:span></text:p>
      <text:p text:style-name="P26"><text:s text:c="4"/><text:span text:style-name="T1">&lt;/li&gt;</text:span></text:p>
      <text:p text:style-name="P26"><text:s text:c="2"/><text:span text:style-name="T1">&lt;/ul&gt;</text:span></text:p>
      <text:p text:style-name="P24"><text:span text:style-name="T25"><text:s text:c="2"/></text:span><text:span text:style-name="T26">`</text:span><text:span text:style-name="T1">,</text:span></text:p>
      <text:p text:style-name="P23">})</text:p>
      <text:p text:style-name="P23"><text:span text:style-name="T23">export</text:span> <text:span text:style-name="T23">class</text:span> <text:span text:style-name="T27">AppComponent</text:span> {</text:p>
      <text:p text:style-name="P24"><text:s text:c="2"/><text:span text:style-name="T1">items</text:span><text:span text:style-name="T24">:</text:span><text:span text:style-name="T1"> </text:span><text:span text:style-name="T28">FirebaseListObservable</text:span><text:span text:style-name="T1">&lt;</text:span><text:span text:style-name="T31">any</text:span><text:span text:style-name="T1">&gt;;</text:span></text:p>
      <text:p text:style-name="P24"><text:s text:c="2"/><text:span text:style-name="T24">constructor</text:span><text:span text:style-name="T1">(</text:span><text:span text:style-name="T29">db</text:span><text:span text:style-name="T24">:</text:span><text:span text:style-name="T1"> </text:span><text:span text:style-name="T28">AngularFireDatabase</text:span><text:span text:style-name="T1">) {</text:span></text:p>
      <text:p text:style-name="P24"><text:s text:c="4"/><text:span text:style-name="T31">this</text:span><text:span text:style-name="T1">.items </text:span><text:span text:style-name="T24">=</text:span><text:span text:style-name="T1"> db.</text:span><text:span text:style-name="T28">list</text:span><text:span text:style-name="T1">(</text:span><text:span text:style-name="T26">'/items'</text:span><text:span text:style-name="T1">);</text:span></text:p>
      <text:p text:style-name="P24"><text:s text:c="2"/><text:span text:style-name="T1">}</text:span></text:p>
      <text:p text:style-name="P23">}</text:p>
      <text:h text:style-name="P15" text:outline-level="2">Guardar datos</text:h>
      <text:h text:style-name="P28" text:outline-level="3"><text:bookmark text:name="user-content-api-summary"/>API Summary</text:h>
      <text:p text:style-name="P5"><text:span text:style-name="T9">The table below highlights some of the common methods on the </text:span><text:span text:style-name="Source_20_Text"><text:span text:style-name="T16">FirebaseListObservable</text:span></text:span><text:span text:style-name="T9">.</text:span></text:p>
      <text:h text:style-name="P30" text:outline-level="3">Resumen de la API</text:h>
      <text:p text:style-name="P5"><text:span text:style-name="T9">La tabla a continuación destaca algunos de los métodos más comunes en la </text:span><text:span text:style-name="Source_20_Text"><text:span text:style-name="T16">FirebaseListObservable</text:span></text:span><text:span text:style-name="T9">.</text:span></text:p>
      <text:p text:style-name="P5"><text:span text:style-name="T9"/></text:p>
      <table:table table:name="Tabla1" table:style-name="Tabla1">
        <table:table-column table:style-name="Tabla1.A"/>
        <table:table-column table:style-name="Tabla1.B"/>
        <table:table-header-rows>
          <table:table-row table:style-name="Tabla1.1">
            <table:table-cell table:style-name="Tabla1.A1" office:value-type="string">
              <text:p text:style-name="P33">method</text:p>
            </table:table-cell>
            <table:table-cell table:style-name="Tabla1.A1" office:value-type="string">
              <text:p text:style-name="P34"/>
            </table:table-cell>
          </table:table-row>
        </table:table-header-rows>
        <table:table-row table:style-name="Tabla1.1">
          <table:table-cell table:style-name="Tabla1.A1" office:value-type="string">
            <text:p text:style-name="P37"><text:span text:style-name="Source_20_Text"><text:span text:style-name="T2">push(value: any)</text:span></text:span></text:p>
          </table:table-cell>
          <table:table-cell table:style-name="Tabla1.A1" office:value-type="string">
            <text:p text:style-name="Table_20_Contents">Creates a new record on the list, using the Realtime Database's push-<text:soft-page-break/>ids.</text:p>
            <text:p text:style-name="P35">Crea un nuevo registro en la lista, utilizando los push-id de la base de datos en tiempo real.</text:p>
          </table:table-cell>
        </table:table-row>
        <table:table-row table:style-name="Tabla1.3">
          <table:table-cell table:style-name="Tabla1.A1" office:value-type="string">
            <text:p text:style-name="P37"><text:span text:style-name="Source_20_Text"><text:span text:style-name="T2">update(keyRefOrSnap: string)</text:span></text:span></text:p>
          </table:table-cell>
          <table:table-cell table:style-name="Tabla1.A1" office:value-type="string">
            <text:p text:style-name="Table_20_Contents">Firebase</text:p>
          </table:table-cell>
        </table:table-row>
        <table:table-row table:style-name="Tabla1.1">
          <table:table-cell table:style-name="Tabla1.A1" office:value-type="string">
            <text:p text:style-name="P37"><text:span text:style-name="Source_20_Text"><text:span text:style-name="T2">remove(key: string?)</text:span></text:span></text:p>
          </table:table-cell>
          <table:table-cell table:style-name="Tabla1.A1" office:value-type="string">
            <text:p text:style-name="Table_20_Contents">Deletes the item by key. If no parameter is provided, the entire list will be deleted.</text:p>
            <text:p text:style-name="P36"><text:span text:style-name="T9">Elimina el elemento por clave. Si no se proporciona ningún parámetro, se eliminará toda la lista.</text:span></text:p>
          </table:table-cell>
        </table:table-row>
      </table:table>
      <text:h text:style-name="P15" text:outline-level="2"><text:bookmark text:name="user-content-returning-promises"/>Returning promises</text:h>
      <text:h text:style-name="P15" text:outline-level="2">Promesas de regreso</text:h>
      <text:p text:style-name="P9"/>
      <text:p text:style-name="P4">Each data operation method in the table above returns a promise. However, you should rarely need to use the completion promise to indicate success, because the realtime database keeps the list in sync.</text:p>
      <text:p text:style-name="P4">The promise can be useful to chain multiple operations, catching possible errors from security rules denials, or for debugging.</text:p>
      <text:p text:style-name="P4">Cada método de operación de datos en la tabla anterior devuelve una promesa. Sin embargo, rara vez necesitarás usar la promesa de completar para indicar el éxito, porque la base de datos en tiempo real mantiene la lista sincronizada.</text:p>
      <text:p text:style-name="P4">La promesa puede ser útil para encadenar múltiples operaciones, capturando posibles errores de las denegaciones de reglas de seguridad o para depurar.</text:p>
      <text:p text:style-name="P4"/>
      <text:p text:style-name="P4"/>
      <text:p text:style-name="P20"><text:span text:style-name="T23">const</text:span> promise <text:span text:style-name="T23">=</text:span> db.<text:span text:style-name="T27">list</text:span>(<text:span text:style-name="T25">'/items'</text:span>).<text:span text:style-name="T30">remove</text:span>();</text:p>
      <text:p text:style-name="P23">promise</text:p>
      <text:p text:style-name="P24"><text:s text:c="2"/><text:span text:style-name="T1">.</text:span><text:span text:style-name="T28">then</text:span><text:span text:style-name="T1">(</text:span><text:span text:style-name="T29">_</text:span><text:span text:style-name="T1"> </text:span><text:span text:style-name="T24">=&gt;</text:span><text:span text:style-name="T1"> </text:span><text:span text:style-name="T31">console</text:span><text:span text:style-name="T1">.</text:span><text:span text:style-name="T31">log</text:span><text:span text:style-name="T1">(</text:span><text:span text:style-name="T26">'success'</text:span><text:span text:style-name="T1">))</text:span></text:p>
      <text:p text:style-name="P24"><text:soft-page-break/><text:s text:c="2"/><text:span text:style-name="T1">.</text:span><text:span text:style-name="T28">catch</text:span><text:span text:style-name="T1">(</text:span><text:span text:style-name="T29">err</text:span><text:span text:style-name="T1"> </text:span><text:span text:style-name="T24">=&gt;</text:span><text:span text:style-name="T1"> </text:span><text:span text:style-name="T31">console</text:span><text:span text:style-name="T1">.</text:span><text:span text:style-name="T31">log</text:span><text:span text:style-name="T1">(err, </text:span><text:span text:style-name="T26">'You do not have access!'</text:span><text:span text:style-name="T1">));</text:span></text:p>
      <text:h text:style-name="P28" text:outline-level="3"><text:bookmark text:name="user-content-adding-new-items"/>Adding new items</text:h>
      <text:h text:style-name="P28" text:outline-level="3">Agregar nuevos elementos</text:h>
      <text:p text:style-name="P10"><text:span text:style-name="T4">Utilice el </text:span><text:span text:style-name="Source_20_Text"><text:span text:style-name="T3">push()</text:span></text:span><text:span text:style-name="T4">método para agregar nuevos elementos en la lista.</text:span></text:p>
      <text:p text:style-name="P5"><text:span text:style-name="T9">Use the </text:span><text:span text:style-name="Source_20_Text"><text:span text:style-name="T16">push()</text:span></text:span><text:span text:style-name="T9"> method to add new items on the list.</text:span></text:p>
      <text:p text:style-name="P20"><text:span text:style-name="T23">const</text:span> items <text:span text:style-name="T23">=</text:span> db.<text:span text:style-name="T27">list</text:span>(<text:span text:style-name="T25">'/items'</text:span>);</text:p>
      <text:p text:style-name="P23">items.<text:span text:style-name="T30">push</text:span>({ name: newName });</text:p>
      <text:h text:style-name="P29" text:outline-level="3"><text:bookmark text:name="user-content-replacing-items-in-the-list-using-set"/><text:span text:style-name="T12">Replacing items in the list using </text:span><text:span text:style-name="Source_20_Text"><text:span text:style-name="T19">set</text:span></text:span></text:h>
      <text:h text:style-name="P29" text:outline-level="3"><text:span text:style-name="T12">Sustitución de elementos de la lista mediante </text:span><text:span text:style-name="Source_20_Text"><text:span text:style-name="T19">set</text:span></text:span></text:h>
      <text:p text:style-name="P6"><text:span text:style-name="Source_20_Text"><text:span text:style-name="T19"/></text:span></text:p>
      <text:p text:style-name="P5"><text:span text:style-name="T9">Use the </text:span><text:span text:style-name="Source_20_Text"><text:span text:style-name="T16">set()</text:span></text:span><text:span text:style-name="T9"> method to update existing items.</text:span></text:p>
      <text:p text:style-name="P5"><text:span text:style-name="T9">Utilice el </text:span><text:span text:style-name="Source_20_Text"><text:span text:style-name="T16">set()</text:span></text:span><text:span text:style-name="T9">método para actualizar elementos existentes.</text:span></text:p>
      <text:p text:style-name="P20"><text:span text:style-name="T23">const</text:span> items <text:span text:style-name="T23">=</text:span> db.<text:span text:style-name="T27">list</text:span>(<text:span text:style-name="T25">'/items'</text:span>);</text:p>
      <text:p text:style-name="P25">// to get a key, check the Example app below</text:p>
      <text:p text:style-name="P23">items.<text:span text:style-name="T30">set</text:span>(<text:span text:style-name="T25">'key-of-some-data'</text:span>, { size: newSize });</text:p>
      <text:p text:style-name="P4">Replaces the current value in the database with the new value specified as the parameter. This is called a destructive update, because it deletes everything currently in place and saves the new value.</text:p>
      <text:p text:style-name="P4">Reemplaza el valor actual en la base de datos con el nuevo valor especificado como parámetro. Esto se llama una actualización destructiva, ya que elimina todo lo que está actualmente en su lugar y guarda el nuevo valor.</text:p>
      <text:h text:style-name="P29" text:outline-level="3"><text:bookmark text:name="user-content-updating-items-in-the-list-using-update"/><text:span text:style-name="T12">Updating items in the list using </text:span><text:span text:style-name="Source_20_Text"><text:span text:style-name="T19">update</text:span></text:span></text:h>
      <text:h text:style-name="P29" text:outline-level="3"><text:span text:style-name="T12">Actualización de elementos de la lista mediante </text:span><text:span text:style-name="Source_20_Text"><text:span text:style-name="T19">update</text:span></text:span></text:h>
      <text:p text:style-name="P6"><text:span text:style-name="Source_20_Text"><text:span text:style-name="T19"/></text:span></text:p>
      <text:p text:style-name="P5"><text:span text:style-name="T9">Use the </text:span><text:span text:style-name="Source_20_Text"><text:span text:style-name="T16">update()</text:span></text:span><text:span text:style-name="T9"> method to update existing items.</text:span></text:p>
      <text:p text:style-name="P5"><text:span text:style-name="T9">Utilice el </text:span><text:span text:style-name="Source_20_Text"><text:span text:style-name="T16">update()</text:span></text:span><text:span text:style-name="T9">método para actualizar elementos existentes.</text:span></text:p>
      <text:p text:style-name="P20"><text:span text:style-name="T23">const</text:span> items <text:span text:style-name="T23">=</text:span> db.<text:span text:style-name="T27">list</text:span>(<text:span text:style-name="T25">'/items'</text:span>);</text:p>
      <text:p text:style-name="P25">// to get a key, check the Example app below</text:p>
      <text:p text:style-name="P23">items.<text:span text:style-name="T27">update</text:span>(<text:span text:style-name="T25">'key-of-some-data'</text:span>, { size: newSize });</text:p>
      <text:p text:style-name="P4">Note that this updates the current value with in the database with the new value specified as the parameter. This is called a non-destructive update, because it only updates the values specified.</text:p>
      <text:p text:style-name="P4"><text:soft-page-break/>Tenga en cuenta que esto actualiza el valor actual con en la base de datos con el nuevo valor especificado como parámetro. Esto se denomina actualización no destructiva, porque sólo actualiza los valores especificados.</text:p>
      <text:h text:style-name="P28" text:outline-level="3"><text:bookmark text:name="user-content-removing-items-from-the-list"/>Removing items from the list</text:h>
      <text:h text:style-name="P28" text:outline-level="3">Eliminación de elementos de la lista</text:h>
      <text:p text:style-name="P10"><text:span text:style-name="T4">Utilice el </text:span><text:span text:style-name="Source_20_Text"><text:span text:style-name="T3">remove()</text:span></text:span><text:span text:style-name="T4">método para eliminar datos en la ubicación del elemento de lista.</text:span></text:p>
      <text:p text:style-name="P5"><text:span text:style-name="T9">Use the </text:span><text:span text:style-name="Source_20_Text"><text:span text:style-name="T16">remove()</text:span></text:span><text:span text:style-name="T9"> method to remove data at the list item's location.</text:span></text:p>
      <text:p text:style-name="P20"><text:span text:style-name="T23">const</text:span> items <text:span text:style-name="T23">=</text:span> db.<text:span text:style-name="T27">list</text:span>(<text:span text:style-name="T25">'/items'</text:span>);</text:p>
      <text:p text:style-name="P25">// to get a key, check the Example app below</text:p>
      <text:p text:style-name="P23">items.<text:span text:style-name="T30">remove</text:span>(<text:span text:style-name="T25">'key-of-some-data'</text:span>);</text:p>
      <text:h text:style-name="P15" text:outline-level="2"><text:bookmark text:name="user-content-deleting-the-entire-list"/>Deleting the entire list</text:h>
      <text:h text:style-name="P15" text:outline-level="2">Eliminar la lista completa</text:h>
      <text:p text:style-name="P9"/>
      <text:p text:style-name="P5"><text:span text:style-name="T9">If you omit the </text:span><text:span text:style-name="Source_20_Text"><text:span text:style-name="T16">key</text:span></text:span><text:span text:style-name="T9"> parameter from </text:span><text:span text:style-name="Source_20_Text"><text:span text:style-name="T16">.remove()</text:span></text:span><text:span text:style-name="T9"> it deletes the entire list.</text:span></text:p>
      <text:p text:style-name="P5"><text:span text:style-name="T9">Si omite el </text:span><text:span text:style-name="Source_20_Text"><text:span text:style-name="T16">key</text:span></text:span><text:span text:style-name="T9">parámetro </text:span><text:span text:style-name="Source_20_Text"><text:span text:style-name="T16">.remove()</text:span></text:span><text:span text:style-name="T9">, elimina toda la lista.</text:span></text:p>
      <text:p text:style-name="P5"><text:span text:style-name="T9"/></text:p>
      <text:p text:style-name="P20"><text:span text:style-name="T23">const</text:span> items <text:span text:style-name="T23">=</text:span> db.<text:span text:style-name="T27">list</text:span>(<text:span text:style-name="T25">'/items'</text:span>);</text:p>
      <text:p text:style-name="P23">items.<text:span text:style-name="T30">remove</text:span>();</text:p>
      <text:p text:style-name="P3"><text:span text:style-name="Strong_20_Emphasis"><text:span text:style-name="T8">Ejemplo de aplicación</text:span></text:span></text:p>
      <text:p text:style-name="P20"><text:span text:style-name="T23">import</text:span> { Component } <text:span text:style-name="T23">from</text:span> <text:span text:style-name="T25">'@angular/core'</text:span>;</text:p>
      <text:p text:style-name="P23"><text:span text:style-name="T23">import</text:span> { AngularFireDatabase, FirebaseListObservable, FirebaseObjectObservable } <text:span text:style-name="T23">from</text:span> <text:span text:style-name="T25">'angularfire2/database'</text:span>;</text:p>
      <text:p text:style-name="P27"/>
      <text:p text:style-name="P23">@<text:span text:style-name="T27">Component</text:span>({</text:p>
      <text:p text:style-name="P24"><text:s text:c="2"/><text:span text:style-name="T1">selector: </text:span><text:span text:style-name="T26">'app-root'</text:span><text:span text:style-name="T1">,</text:span></text:p>
      <text:p text:style-name="P24"><text:s text:c="2"/><text:span text:style-name="T1">template: </text:span><text:span text:style-name="T26">`</text:span></text:p>
      <text:p text:style-name="P26"><text:soft-page-break/><text:s text:c="2"/><text:span text:style-name="T1">&lt;ul&gt;</text:span></text:p>
      <text:p text:style-name="P26"><text:s text:c="4"/><text:span text:style-name="T1">&lt;li *ngFor="let item of items | async"&gt;</text:span></text:p>
      <text:p text:style-name="P26"><text:s text:c="6"/><text:span text:style-name="T1">&lt;input type="text" #updatetext [value]="item.text" /&gt;</text:span></text:p>
      <text:p text:style-name="P26"><text:s text:c="6"/><text:span text:style-name="T1">&lt;button (click)="updateItem(item.$key, updatetext.value)"&gt;Update&lt;/button&gt;</text:span></text:p>
      <text:p text:style-name="P26"><text:s text:c="6"/><text:span text:style-name="T1">&lt;button (click)="deleteItem(item.$key)"&gt;Delete&lt;/button&gt;</text:span></text:p>
      <text:p text:style-name="P26"><text:s text:c="4"/><text:span text:style-name="T1">&lt;/li&gt;</text:span></text:p>
      <text:p text:style-name="P26"><text:s text:c="2"/><text:span text:style-name="T1">&lt;/ul&gt;</text:span></text:p>
      <text:p text:style-name="P26"><text:s text:c="2"/><text:span text:style-name="T1">&lt;input type="text" #newitem /&gt;</text:span></text:p>
      <text:p text:style-name="P26"><text:s text:c="2"/><text:span text:style-name="T1">&lt;button (click)="addItem(newitem.value)"&gt;Add&lt;/button&gt;</text:span></text:p>
      <text:p text:style-name="P26"><text:s text:c="2"/><text:span text:style-name="T1">&lt;button (click)="deleteEverything()"&gt;Delete All&lt;/button&gt;</text:span></text:p>
      <text:p text:style-name="P24"><text:span text:style-name="T25"><text:s text:c="2"/></text:span><text:span text:style-name="T26">`</text:span><text:span text:style-name="T1">,</text:span></text:p>
      <text:p text:style-name="P23">})</text:p>
      <text:p text:style-name="P23"><text:span text:style-name="T23">export</text:span> <text:span text:style-name="T23">class</text:span> <text:span text:style-name="T27">AppComponent</text:span> {</text:p>
      <text:p text:style-name="P24"><text:s text:c="2"/><text:span text:style-name="T1">items</text:span><text:span text:style-name="T24">:</text:span><text:span text:style-name="T1"> </text:span><text:span text:style-name="T28">FirebaseListObservable</text:span><text:span text:style-name="T1">&lt;</text:span><text:span text:style-name="T31">any</text:span><text:span text:style-name="T1">&gt;;</text:span></text:p>
      <text:p text:style-name="P24"><text:s text:c="2"/><text:span text:style-name="T24">constructor</text:span><text:span text:style-name="T1">(</text:span><text:span text:style-name="T29">db</text:span><text:span text:style-name="T24">:</text:span><text:span text:style-name="T1"> </text:span><text:span text:style-name="T28">AngularFireDatabase</text:span><text:span text:style-name="T1">) {</text:span></text:p>
      <text:p text:style-name="P24"><text:s text:c="4"/><text:span text:style-name="T31">this</text:span><text:span text:style-name="T1">.items </text:span><text:span text:style-name="T24">=</text:span><text:span text:style-name="T1"> db.</text:span><text:span text:style-name="T28">list</text:span><text:span text:style-name="T1">(</text:span><text:span text:style-name="T26">'/messages'</text:span><text:span text:style-name="T1">);</text:span></text:p>
      <text:p text:style-name="P24"><text:s text:c="2"/><text:span text:style-name="T1">}</text:span></text:p>
      <text:p text:style-name="P24"><text:s text:c="2"/><text:span text:style-name="T1">addItem(</text:span><text:span text:style-name="T29">newName</text:span><text:span text:style-name="T24">:</text:span><text:span text:style-name="T1"> </text:span><text:span text:style-name="T31">string</text:span><text:span text:style-name="T1">) {</text:span></text:p>
      <text:p text:style-name="P24"><text:s text:c="4"/><text:span text:style-name="T31">this</text:span><text:span text:style-name="T1">.items.</text:span><text:span text:style-name="T31">push</text:span><text:span text:style-name="T1">({ text: newName });</text:span></text:p>
      <text:p text:style-name="P24"><text:s text:c="2"/><text:span text:style-name="T1">}</text:span></text:p>
      <text:p text:style-name="P24"><text:s text:c="2"/><text:span text:style-name="T1">updateItem(</text:span><text:span text:style-name="T29">key</text:span><text:span text:style-name="T24">:</text:span><text:span text:style-name="T1"> </text:span><text:span text:style-name="T31">string</text:span><text:span text:style-name="T1">, </text:span><text:span text:style-name="T29">newText</text:span><text:span text:style-name="T24">:</text:span><text:span text:style-name="T1"> </text:span><text:span text:style-name="T31">string</text:span><text:span text:style-name="T1">) {</text:span></text:p>
      <text:p text:style-name="P24"><text:s text:c="4"/><text:span text:style-name="T31">this</text:span><text:span text:style-name="T1">.items.</text:span><text:span text:style-name="T28">update</text:span><text:span text:style-name="T1">(key, { text: newText });</text:span></text:p>
      <text:p text:style-name="P24"><text:s text:c="2"/><text:span text:style-name="T1">}</text:span></text:p>
      <text:p text:style-name="P24"><text:s text:c="2"/><text:span text:style-name="T1">deleteItem(</text:span><text:span text:style-name="T29">key</text:span><text:span text:style-name="T24">:</text:span><text:span text:style-name="T1"> </text:span><text:span text:style-name="T31">string</text:span><text:span text:style-name="T1">) { <text:s text:c="3"/></text:span></text:p>
      <text:p text:style-name="P24"><text:s text:c="4"/><text:span text:style-name="T31">this</text:span><text:span text:style-name="T1">.items.</text:span><text:span text:style-name="T31">remove</text:span><text:span text:style-name="T1">(key); </text:span></text:p>
      <text:p text:style-name="P24"><text:s text:c="2"/><text:span text:style-name="T1">}</text:span></text:p>
      <text:p text:style-name="P24"><text:s text:c="2"/><text:span text:style-name="T1">deleteEverything() {</text:span></text:p>
      <text:p text:style-name="P24"><text:s text:c="4"/><text:span text:style-name="T31">this</text:span><text:span text:style-name="T1">.items.</text:span><text:span text:style-name="T31">remove</text:span><text:span text:style-name="T1">();</text:span></text:p>
      <text:p text:style-name="P24"><text:s text:c="2"/><text:span text:style-name="T1">}</text:span></text:p>
      <text:p text:style-name="P23">}</text:p>
      <text:h text:style-name="P15" text:outline-level="2"><text:bookmark text:name="user-content-meta-fields-on-the-object"/>Meta-fields on the object</text:h>
      <text:h text:style-name="P15" text:outline-level="2">Meta-campos en el objeto</text:h>
      <text:p text:style-name="P9"/>
      <text:p text:style-name="P4"><text:soft-page-break/>Data retrieved from the object binding contains special properties retrieved from the unwrapped Firebase DataSnapshot.</text:p>
      <text:p text:style-name="P4">Los datos recuperados de la vinculación de objeto contienen propiedades especiales recuperadas de la Firebase DataSnapshot sin paquete.</text:p>
      <table:table table:name="Tabla2" table:style-name="Tabla2">
        <table:table-column table:style-name="Tabla2.A"/>
        <table:table-column table:style-name="Tabla2.B"/>
        <table:table-header-rows>
          <table:table-row table:style-name="Tabla2.1">
            <table:table-cell table:style-name="Tabla2.A1" office:value-type="string">
              <text:p text:style-name="P33">property</text:p>
            </table:table-cell>
            <table:table-cell table:style-name="Tabla2.A1" office:value-type="string">
              <text:p text:style-name="P34"/>
            </table:table-cell>
          </table:table-row>
        </table:table-header-rows>
        <table:table-row table:style-name="Tabla2.1">
          <table:table-cell table:style-name="Tabla2.A1" office:value-type="string">
            <text:p text:style-name="P37"><text:span text:style-name="Source_20_Text"><text:span text:style-name="T2">$key</text:span></text:span></text:p>
          </table:table-cell>
          <table:table-cell table:style-name="Tabla2.A1" office:value-type="string">
            <text:p text:style-name="P37">The key for each record. This is equivalent to each record's path in our database as it would be returned by <text:span text:style-name="Source_20_Text"><text:span text:style-name="T2">ref.key()</text:span></text:span>.</text:p>
            <text:p text:style-name="P37"><text:span text:style-name="T9">La clave para cada registro. Esto es equivalente a la trayectoria de cada registro en nuestra base de datos como sería devuelta por </text:span><text:span text:style-name="Source_20_Text"><text:span text:style-name="T16">ref.key()</text:span></text:span><text:span text:style-name="T9">.</text:span></text:p>
          </table:table-cell>
        </table:table-row>
        <table:table-row table:style-name="Tabla2.3">
          <table:table-cell table:style-name="Tabla2.A1" office:value-type="string">
            <text:p text:style-name="P37"><text:span text:style-name="Source_20_Text"><text:span text:style-name="T2">$value</text:span></text:span></text:p>
          </table:table-cell>
          <table:table-cell table:style-name="Tabla2.A1" office:value-type="string">
            <text:p text:style-name="P37">If the data for this child node is a primitive (number, string, or boolean), then the record itself will still be an object. The primitive value will be stored under <text:span text:style-name="Source_20_Text"><text:span text:style-name="T2">$value</text:span></text:span> and can be changed and saved like any other field.</text:p>
            <text:p text:style-name="P37"><text:span text:style-name="T9">Si los datos para este nodo secundario son primitivos (número, cadena o booleano), el registro mismo seguirá siendo un objeto. El valor primitivo se almacenará en </text:span><text:span text:style-name="Source_20_Text"><text:span text:style-name="T16">$value</text:span></text:span><text:span text:style-name="T9">y se puede cambiar y guardar como cualquier otro campo.</text:span></text:p>
          </table:table-cell>
        </table:table-row>
      </table:table>
      <text:h text:style-name="P15" text:outline-level="2"><text:bookmark text:name="user-content-retrieving-the-snapshot"/>Retrieving the snapshot</text:h>
      <text:h text:style-name="P15" text:outline-level="2">Recuperación de la instantánea</text:h>
      <text:p text:style-name="Text_20_body"><text:line-break/></text:p>
      <text:p text:style-name="P5"><text:span text:style-name="T9">AngularFire2 unwraps the Firebase DataSnapshot by default, but you can get the data as the original snapshot by specifying the </text:span><text:span text:style-name="Source_20_Text"><text:span text:style-name="T16">preserveSnapshot</text:span></text:span><text:span text:style-name="T9"> option.</text:span></text:p>
      <text:p text:style-name="P5"><text:span text:style-name="T9">AngularFire2 desenrolla Firebase DataSnapshot de forma predeterminada, pero puede obtener los datos como la instantánea original especificando la </text:span><text:span text:style-name="Source_20_Text"><text:span text:style-name="T16">preserveSnapshot</text:span></text:span><text:span text:style-name="T9">opción.</text:span></text:p>
      <text:p text:style-name="P5"><text:span text:style-name="T9"/></text:p>
      <text:p text:style-name="P20"><text:span text:style-name="T30">this</text:span>.items <text:span text:style-name="T23">=</text:span> db.<text:span text:style-name="T27">list</text:span>(<text:span text:style-name="T25">'/items'</text:span>, { preserveSnapshot: <text:span text:style-name="T30">true</text:span> });</text:p>
      <text:p text:style-name="P23"><text:span text:style-name="T30">this</text:span>.items</text:p>
      <text:p text:style-name="P24"><text:s text:c="2"/><text:span text:style-name="T1">.</text:span><text:span text:style-name="T28">subscribe</text:span><text:span text:style-name="T1">(</text:span><text:span text:style-name="T29">snapshots</text:span><text:span text:style-name="T1"> </text:span><text:span text:style-name="T24">=&gt;</text:span><text:span text:style-name="T1"> {</text:span></text:p>
      <text:p text:style-name="P24"><text:s text:c="4"/><text:span text:style-name="T1">snapshots.</text:span><text:span text:style-name="T31">forEach</text:span><text:span text:style-name="T1">(</text:span><text:span text:style-name="T29">snapshot</text:span><text:span text:style-name="T1"> </text:span><text:span text:style-name="T24">=&gt;</text:span><text:span text:style-name="T1"> {</text:span></text:p>
      <text:p text:style-name="P24"><text:s text:c="6"/><text:span text:style-name="T31">console</text:span><text:span text:style-name="T1">.</text:span><text:span text:style-name="T31">log</text:span><text:span text:style-name="T1">(snapshot.key)</text:span></text:p>
      <text:p text:style-name="P24"><text:s text:c="6"/><text:span text:style-name="T31">console</text:span><text:span text:style-name="T1">.</text:span><text:span text:style-name="T31">log</text:span><text:span text:style-name="T1">(snapshot.</text:span><text:span text:style-name="T28">val</text:span><text:span text:style-name="T1">())</text:span></text:p>
      <text:p text:style-name="P24"><text:soft-page-break/><text:s text:c="4"/><text:span text:style-name="T1">});</text:span></text:p>
      <text:p text:style-name="P24"><text:s text:c="2"/><text:span text:style-name="T1">})</text:span></text:p>
      <text:h text:style-name="P32" text:outline-level="3"><text:a xlink:type="simple" xlink:href="https://github.com/angular/angularfire2/blob/master/docs/4-querying-lists.md"><text:span text:style-name="T20">Siguiente paso: Consulta de listas</text:span></text:a></text:h>
      <text:p text:style-name="P11"><text:span text:style-name="T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6:24:30.731774001</meta:creation-date>
    <dc:date>2017-08-30T17:09:56.510770313</dc:date>
    <meta:editing-duration>PT43M54S</meta:editing-duration>
    <meta:editing-cycles>16</meta:editing-cycles>
    <meta:generator>LibreOffice/4.2.8.2$Linux_X86_64 LibreOffice_project/420m0$Build-2</meta:generator>
    <meta:document-statistic meta:table-count="2" meta:image-count="0" meta:object-count="0" meta:page-count="9" meta:paragraph-count="183" meta:word-count="1344" meta:character-count="9623" meta:non-whitespace-character-count="8281"/>
  </office:meta>
</office:document-meta>
</file>